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1.1757in"/>
    </style:style>
    <style:style style:name="Members.C" style:family="table-column">
      <style:table-column-properties style:column-width="1.4285in"/>
    </style:style>
    <style:style style:name="Members.D" style:family="table-column">
      <style:table-column-properties style:column-width="4.6132in"/>
    </style:style>
    <style:style style:name="Members.E" style:family="table-column">
      <style:table-column-properties style:column-width="1.0938in"/>
    </style:style>
    <style:style style:name="Members.F" style:family="table-column">
      <style:table-column-properties style:column-width="1.384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F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F1" office:value-type="string">
              <text:p text:style-name="P2">[a.caption5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F2" office:value-type="string">
            <text:p text:style-name="P6">[b.Price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44:53.60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15" meta:word-count="15" meta:character-count="228"/>
  </office:meta>
</office:document-meta>
</file>